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MU Serif Bold" svg:font-family="CMU Serif Bold" style:font-family-generic="roman" svg:panose-1="2 0 8 3 0 0 0 0 0 0"/>
    <style:font-face style:name="CMU Serif" svg:font-family="CMU Serif" style:font-family-generic="system" style:font-pitch="variable" svg:panose-1="2 0 6 3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prefix="S" style:num-list-format-name="NLF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list-format-name="NLF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2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2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2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2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2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5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2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2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2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2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2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14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ZA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Cambria Math" style:font-name-complex="Cambria Math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ZA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font-weight="bold" style:font-weight-asian="bold" style:font-weight-complex="bold" fo:language="en" fo:country="US"/>
    </style:style>
    <style:style style:name="P12" style:parent-style-name="Normal" style:list-style-name="LFO15" style:family="paragraph">
      <style:text-properties fo:language="en" fo:country="US"/>
    </style:style>
    <style:style style:name="P13" style:parent-style-name="Normal" style:list-style-name="LFO15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P17" style:parent-style-name="Normal" style:list-style-name="LFO16" style:family="paragraph">
      <style:text-properties fo:language="en" fo:country="US"/>
    </style:style>
    <style:style style:name="P18" style:parent-style-name="Normal" style:list-style-name="LFO16" style:family="paragraph">
      <style:text-properties fo:language="en" fo:country="US"/>
    </style:style>
    <style:style style:name="P19" style:parent-style-name="Normal" style:list-style-name="LFO16" style:family="paragraph"/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list-style-name="LFO16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P27" style:parent-style-name="Normal" style:list-style-name="LFO17" style:family="paragraph">
      <style:text-properties fo:language="en" fo:country="US"/>
    </style:style>
    <style:style style:name="P28" style:parent-style-name="Normal" style:list-style-name="LFO17" style:family="paragraph"/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list-style-name="LFO17" style:family="paragraph">
      <style:text-properties fo:language="en" fo:country="US"/>
    </style:style>
    <style:style style:name="P33" style:parent-style-name="Normal" style:list-style-name="LFO17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P39" style:parent-style-name="Normal" style:list-style-name="LFO18" style:family="paragraph">
      <style:text-properties fo:language="en" fo:country="US"/>
    </style:style>
    <style:style style:name="P40" style:parent-style-name="Normal" style:list-style-name="LFO18" style:family="paragraph">
      <style:text-properties fo:language="en" fo:country="US"/>
    </style:style>
    <style:style style:name="P41" style:parent-style-name="Normal" style:list-style-name="LFO18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P45" style:parent-style-name="Normal" style:list-style-name="LFO19" style:family="paragraph">
      <style:text-properties fo:language="en" fo:country="US"/>
    </style:style>
    <style:style style:name="P46" style:parent-style-name="Normal" style:list-style-name="LFO19" style:family="paragraph">
      <style:text-properties fo:language="en" fo:country="US"/>
    </style:style>
    <style:style style:name="P47" style:parent-style-name="Normal" style:list-style-name="LFO19" style:family="paragraph">
      <style:text-properties fo:language="en" fo:country="US"/>
    </style:style>
    <style:style style:name="P48" style:parent-style-name="Normal" style:list-style-name="LFO19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font-weight="bold" style:font-weight-asian="bold" style:font-weight-complex="bold" fo:language="en" fo:country="US"/>
    </style:style>
    <style:style style:name="P56" style:parent-style-name="Normal" style:list-style-name="LFO21" style:family="paragraph">
      <style:text-properties fo:language="en" fo:country="US"/>
    </style:style>
    <style:style style:name="P57" style:parent-style-name="Normal" style:list-style-name="LFO21" style:family="paragraph">
      <style:text-properties fo:language="en" fo:country="US"/>
    </style:style>
    <style:style style:name="P58" style:parent-style-name="Normal" style:list-style-name="LFO21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font-weight="bold" style:font-weight-asian="bold" style:font-weight-complex="bold" fo:language="en" fo:country="US"/>
    </style:style>
    <style:style style:name="P63" style:parent-style-name="Normal" style:list-style-name="LFO20" style:family="paragraph">
      <style:text-properties fo:language="en" fo:country="US"/>
    </style:style>
    <style:style style:name="P64" style:parent-style-name="Normal" style:list-style-name="LFO20" style:family="paragraph">
      <style:text-properties fo:language="en" fo:country="US"/>
    </style:style>
    <style:style style:name="P65" style:parent-style-name="Normal" style:list-style-name="LFO20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Normal" style:family="paragraph">
      <style:text-properties fo:font-weight="bold" style:font-weight-asian="bold" style:font-weight-complex="bold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font-weight="bold" style:font-weight-asian="bold" style:font-weight-complex="bold" fo:language="en" fo:country="US"/>
    </style:style>
    <style:style style:name="P71" style:parent-style-name="Normal" style:list-style-name="LFO22" style:family="paragraph">
      <style:text-properties fo:language="en" fo:country="US"/>
    </style:style>
    <style:style style:name="P72" style:parent-style-name="Normal" style:list-style-name="LFO22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font-weight="bold" style:font-weight-asian="bold" style:font-weight-complex="bold" fo:language="en" fo:country="US"/>
    </style:style>
    <style:style style:name="P76" style:parent-style-name="Normal" style:list-style-name="LFO23" style:family="paragraph">
      <style:text-properties fo:language="en" fo:country="US"/>
    </style:style>
    <style:style style:name="P77" style:parent-style-name="Normal" style:list-style-name="LFO23" style:family="paragraph">
      <style:text-properties fo:language="en" fo:country="US"/>
    </style:style>
    <style:style style:name="P78" style:parent-style-name="Normal" style:list-style-name="LFO23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font-weight="bold" style:font-weight-asian="bold" style:font-weight-complex="bold" fo:language="en" fo:country="US"/>
    </style:style>
    <style:style style:name="P86" style:parent-style-name="Normal" style:list-style-name="LFO25" style:family="paragraph">
      <style:text-properties fo:language="en" fo:country="US"/>
    </style:style>
    <style:style style:name="P87" style:parent-style-name="Normal" style:list-style-name="LFO25" style:family="paragraph">
      <style:text-properties fo:language="en" fo:country="US"/>
    </style:style>
    <style:style style:name="P88" style:parent-style-name="Normal" style:list-style-name="LFO25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font-weight="bold" style:font-weight-asian="bold" style:font-weight-complex="bold" fo:language="en" fo:country="US"/>
    </style:style>
    <style:style style:name="P94" style:parent-style-name="Normal" style:list-style-name="LFO24" style:family="paragraph">
      <style:text-properties fo:language="en" fo:country="US"/>
    </style:style>
    <style:style style:name="P95" style:parent-style-name="Normal" style:list-style-name="LFO24" style:family="paragraph">
      <style:text-properties fo:language="en" fo:country="US"/>
    </style:style>
    <style:style style:name="P96" style:parent-style-name="Normal" style:list-style-name="LFO24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Practical R: EDA, Inferential Statistics and Regression Modeling</text:span></text:p>
      <text:p text:style-name="Normal"><text:span text:style-name="T3">This three</text:span><text:span text:style-name="T4">‐</text:span><text:span text:style-name="T5">day workshop is designed to equip participants with a solid grounding in statistical analysis using R. Through a mix of lectures, live demonstrations and hands-on exercises, you will learn to import and tidy data, explore patterns, conduct inferential tests and build regression models. By the end of the workshop, you will be able to document a fully reproducible R workflow—from data import to model interpretation—applying these skills directly to your own research questions.</text:span></text:p>
      <text:p text:style-name="Normal"><text:span text:style-name="T6">Please note that space is limited, so early registration is encouraged. Attendees will also be required to complete the self-paced DataCamp courses on R fundamentals and Data Visualization with ggplot2 in advance of the workshop.<text:s/></text:span><text:span text:style-name="T7">Each session combines conceptual discussion with practical coding exercises. Participants should bring their own laptops with R and RStudio installed (and the tidyverse packages). At the conclusion of the workshop, you will receive a template RMarkdown document to streamline your future analyses.</text:span></text:p>
      <text:p text:style-name="Normal"><text:span text:style-name="T8"><draw:custom-shape svg:x="0in" svg:y="0in" svg:width="6.5in" svg:height="0.01667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9">Day 1: Foundations in R and Data Exploration</text:p>
      <text:p text:style-name="Normal"><text:span text:style-name="T10">09 :00–10 :30 |<text:s/></text:span><text:span text:style-name="T11">R Coding Refresher</text:span></text:p>
      <text:list text:style-name="LFO15" text:continue-numbering="true">
        <text:list-item>
          <text:p text:style-name="P12">RMath, comments, variables, core data types (vectors, data frames, tibbles)</text:p>
        </text:list-item>
        <text:list-item>
          <text:p text:style-name="P13">Control structures: if/else, loops, basic functions</text:p>
        </text:list-item>
      </text:list>
      <text:p text:style-name="P14">10 :30–10 :45 | Coffee Break</text:p>
      <text:p text:style-name="Normal"><text:span text:style-name="T15">10 :45–12 :15 |<text:s/></text:span><text:span text:style-name="T16">Exploratory Data Analysis</text:span></text:p>
      <text:list text:style-name="LFO16" text:continue-numbering="true">
        <text:list-item>
          <text:p text:style-name="P17">Descriptive statistics (mean, median, SD, skewness)</text:p>
        </text:list-item>
        <text:list-item>
          <text:p text:style-name="P18">Handling missing values &amp; IQR outlier detection</text:p>
        </text:list-item>
        <text:list-item>
          <text:p text:style-name="P19"><text:span text:style-name="T20">Group summaries with<text:s/></text:span><text:span text:style-name="T21">dplyr</text:span><text:span text:style-name="T22"><text:s/>(group_by(), summarise())</text:span></text:p>
        </text:list-item>
        <text:list-item>
          <text:p text:style-name="P23">Visual diagnostics in base R: histograms, barplots, boxplots, scatterplots</text:p>
        </text:list-item>
      </text:list>
      <text:p text:style-name="P24">12 :15–13 :00 | Lunch Break</text:p>
      <text:p text:style-name="Normal"><text:span text:style-name="T25">13 :00–14 :30 |<text:s/></text:span><text:span text:style-name="T26">Data Visualization in R</text:span></text:p>
      <text:list text:style-name="LFO17" text:continue-numbering="true">
        <text:list-item>
          <text:p text:style-name="P27">Base plotting system: bar plot, line plot, scatterplot, boxplot, grouped boxplots</text:p>
        </text:list-item>
        <text:list-item>
          <text:p text:style-name="P28"><text:span text:style-name="T29">Introduction to<text:s/></text:span><text:span text:style-name="T30">ggplot2</text:span><text:span text:style-name="T31">: grammar of graphics, layers &amp; aesthetics</text:span></text:p>
        </text:list-item>
        <text:list-item>
          <text:p text:style-name="P32">Building &amp; customizing ggplot bar, line, scatter and multi-panel figures</text:p>
        </text:list-item>
        <text:list-item>
          <text:p text:style-name="P33">Exporting publication-quality figures</text:p>
        </text:list-item>
      </text:list>
      <text:p text:style-name="P34">14 :30–15 :00 | Q&amp;A and Wrap-Up</text:p>
      <text:p text:style-name="Normal"><text:span text:style-name="T35"><draw:custom-shape svg:x="0in" svg:y="0in" svg:width="6.5in" svg:height="0.01667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p text:style-name="P36">Day 2: Inferential Statistics &amp; Experimental Design</text:p>
      <text:p text:style-name="Normal"><text:span text:style-name="T37">09 :00–10 :30 |<text:s/></text:span><text:span text:style-name="T38">t-Tests</text:span></text:p>
      <text:list text:style-name="LFO18" text:continue-numbering="true">
        <text:list-item>
          <text:p text:style-name="P39">Hypothesis framework (two-sided, one-sided), test statistics, p-values &amp; CIs</text:p>
        </text:list-item>
        <text:list-item>
          <text:p text:style-name="P40">One-sample, independent and paired-sample tests</text:p>
        </text:list-item>
        <text:list-item>
          <text:p text:style-name="P41">Practical exercise: comparing treatment vs. control</text:p>
        </text:list-item>
      </text:list>
      <text:p text:style-name="P42">10 :30–10 :45 | Coffee Break</text:p>
      <text:p text:style-name="Normal"><text:span text:style-name="T43">10 :45–12 :15 |<text:s/></text:span><text:span text:style-name="T44">Analysis of Variance (ANOVA)</text:span></text:p>
      <text:list text:style-name="LFO19" text:continue-numbering="true">
        <text:list-item>
          <text:p text:style-name="P45">One-way ANOVA under Completely Randomised, Randomised Block and Latin Square designs</text:p>
        </text:list-item>
        <text:list-item>
          <text:p text:style-name="P46">Diagnostic plots: residuals vs fitted, Q–Q, scale-location, leverage</text:p>
        </text:list-item>
        <text:list-item>
          <text:p text:style-name="P47">Shapiro–Wilk for normality; Bartlett for homogeneity</text:p>
        </text:list-item>
        <text:list-item>
          <text:p text:style-name="P48">Post-hoc multiple comparisons with Tukey’s HSD</text:p>
        </text:list-item>
      </text:list>
      <text:p text:style-name="P49">12 :15–13 :00 | Lunch Break</text:p>
      <text:p text:style-name="Normal"><text:span text:style-name="T50">1</text:span><text:span text:style-name="T51">3</text:span><text:span text:style-name="T52"><text:s/>:00–1</text:span><text:span text:style-name="T53">4</text:span><text:span text:style-name="T54"><text:s/>:00 |<text:s/></text:span><text:span text:style-name="T55">Non-Parametric Methods</text:span></text:p>
      <text:list text:style-name="LFO21" text:continue-numbering="true">
        <text:list-item>
          <text:p text:style-name="P56">Wilcoxon rank-sum &amp; signed-rank tests</text:p>
        </text:list-item>
        <text:list-item>
          <text:p text:style-name="P57">Kruskal–Wallis and Friedman tests</text:p>
        </text:list-item>
        <text:list-item>
          <text:p text:style-name="P58">Selecting non-parametric alternatives; in-notebook exercises</text:p>
        </text:list-item>
      </text:list>
      <text:p text:style-name="P59">14<text:s/>:00–15 :30 |<text:s/>Exercises,<text:s/>Q&amp;A and Wrap-Up</text:p>
      <text:p text:style-name="P60"/>
      <text:p text:style-name="Normal"><text:span text:style-name="T61">For your own interest &amp; time |<text:s/></text:span><text:span text:style-name="T62">Principles of Experimental Design</text:span></text:p>
      <text:list text:style-name="LFO20" text:continue-numbering="true">
        <text:list-item>
          <text:p text:style-name="P63">Randomisation, replication and blocking</text:p>
        </text:list-item>
        <text:list-item>
          <text:p text:style-name="P64">Structure of CRD, RBD and Latin Square experiments</text:p>
        </text:list-item>
        <text:list-item>
          <text:p text:style-name="P65">Designing robust field and lab trials; hands-on design exercise</text:p>
        </text:list-item>
      </text:list>
      <text:p text:style-name="P66"/>
      <text:p text:style-name="Normal"><text:span text:style-name="T67"><draw:custom-shape svg:x="0in" svg:y="0in" svg:width="6.5in" svg:height="0.01667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68">Day 3: Regression Modeling Techniques</text:p>
      <text:p text:style-name="Normal"><text:span text:style-name="T69">09 :00–10 :30 |<text:s/></text:span><text:span text:style-name="T70">Simple Linear Regression</text:span></text:p>
      <text:list text:style-name="LFO22" text:continue-numbering="true">
        <text:list-item>
          <text:p text:style-name="P71">Fitting lm(), interpreting coefficients and R²</text:p>
        </text:list-item>
        <text:list-item>
          <text:p text:style-name="P72">Diagnostic checks: influence measures, studentized residuals, homoscedasticity</text:p>
        </text:list-item>
      </text:list>
      <text:p text:style-name="P73">10 :30–10 :45 | Coffee Break</text:p>
      <text:p text:style-name="Normal"><text:span text:style-name="T74">10 :45–12 :15 |<text:s/></text:span><text:span text:style-name="T75">Multiple Regression</text:span></text:p>
      <text:list text:style-name="LFO23" text:continue-numbering="true">
        <text:list-item>
          <text:p text:style-name="P76">Exploratory scatterplot matrices</text:p>
        </text:list-item>
        <text:list-item>
          <text:p text:style-name="P77">All-subsets selection (adjusted R², AIC, Mallows Cp)</text:p>
        </text:list-item>
        <text:list-item>
          <text:p text:style-name="P78">Model comparison and choosing the best subset</text:p>
        </text:list-item>
      </text:list>
      <text:p text:style-name="P79">12 :15–13 :00 | Lunch Break</text:p>
      <text:p text:style-name="Normal"><text:span text:style-name="T80">1</text:span><text:span text:style-name="T81">3</text:span><text:span text:style-name="T82"><text:s/>:00–1</text:span><text:span text:style-name="T83">4</text:span><text:span text:style-name="T84"><text:s/>:00 |<text:s/></text:span><text:span text:style-name="T85">Categorical Regression</text:span></text:p>
      <text:list text:style-name="LFO25" text:continue-numbering="true">
        <text:list-item>
          <text:p text:style-name="P86">Logistic regression with glm() for binary outcomes</text:p>
        </text:list-item>
        <text:list-item>
          <text:p text:style-name="P87">Model selection via AIC/BIC; all-subsets functions</text:p>
        </text:list-item>
        <text:list-item>
          <text:p text:style-name="P88">Performance evaluation: confusion matrices, ROC curves &amp; Gini coefficient</text:p>
        </text:list-item>
      </text:list>
      <text:p text:style-name="P89">14<text:s/>:00–15 :15<text:s/>|<text:s/>Exercises<text:s/></text:p>
      <text:p text:style-name="P90">15:15–15:30 |<text:s/>Final Q&amp;A and<text:s/>wrap-up</text:p>
      <text:p text:style-name="P91"/>
      <text:p text:style-name="Normal"><text:span text:style-name="T92">For your own interest &amp; time |<text:s/></text:span><text:span text:style-name="T93">Repeated Measures &amp; Mixed Models</text:span></text:p>
      <text:list text:style-name="LFO24" text:continue-numbering="true">
        <text:list-item>
          <text:p text:style-name="P94">Within-subject design ANOVA and lme4 model fitting</text:p>
        </text:list-item>
        <text:list-item>
          <text:p text:style-name="P95">Interpreting fixed vs. random effects; ANOVA tables</text:p>
        </text:list-item>
        <text:list-item>
          <text:p text:style-name="P96">Estimated marginal means and pairwise comparisons</text:p>
        </text:list-item>
      </text:list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MU Serif Bold" svg:font-family="CMU Serif Bold" style:font-family-generic="roman" svg:panose-1="2 0 8 3 0 0 0 0 0 0"/>
    <style:font-face style:name="CMU Serif" svg:font-family="CMU Serif" style:font-family-generic="system" style:font-pitch="variable" svg:panose-1="2 0 6 3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694in" fo:margin-bottom="0.0694in" fo:line-height="100%">
        <style:tab-stops>
          <style:tab-stop style:type="left" style:position="0.25in"/>
          <style:tab-stop style:type="left" style:position="0.7in"/>
        </style:tab-stops>
      </style:paragraph-properties>
      <style:text-properties style:font-name="CMU Serif Bold" style:font-name-complex="CMU Serif" style:font-weight-complex="bold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694in" fo:margin-bottom="0.0694in" fo:line-height="100%">
        <style:tab-stops>
          <style:tab-stop style:type="left" style:position="0.5in"/>
          <style:tab-stop style:type="left" style:position="0.7in"/>
          <style:tab-stop style:type="left" style:position="1in"/>
        </style:tab-stops>
      </style:paragraph-properties>
      <style:text-properties style:font-name="CMU Serif Bold" style:font-name-complex="Arial" style:font-weight-complex="bold" style:font-style-complex="italic" fo:font-size="12pt" style:font-size-asian="12pt" style:font-size-complex="14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margin-top="0.2083in" fo:margin-bottom="0.0833in" fo:line-height="100%" fo:margin-left="0in" fo:text-indent="0in">
        <style:tab-stops>
          <style:tab-stop style:type="left" style:position="0.5in"/>
          <style:tab-stop style:type="left" style:position="0.7in"/>
        </style:tab-stops>
      </style:paragraph-properties>
      <style:text-properties style:font-name="CMU Serif Bold" style:font-name-complex="Arial" style:font-weight-complex="bold" fo:font-size="12pt" style:font-size-asian="12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ppplementary" style:display-name="Suppplementary" style:family="paragraph" style:parent-style-name="Heading1" style:next-style-name="Normal" style:auto-update="true" style:list-style-name="LFO2" style:default-outline-level="1">
      <style:paragraph-properties>
        <style:tab-stops>
          <style:tab-stop style:type="left" style:position="0in"/>
          <style:tab-stop style:type="left" style:position="0.2in"/>
          <style:tab-stop style:type="left" style:position="0.5in"/>
        </style:tab-stops>
      </style:paragraph-properties>
      <style:text-properties fo:font-weight="bold" style:font-weight-asian="bold" style:font-weight-complex="normal" fo:hyphenate="false"/>
    </style:style>
    <style:style style:name="SuppplementaryChar" style:display-name="Suppplementary Char" style:family="text" style:parent-style-name="DefaultParagraphFont">
      <style:text-properties style:font-name="CMU Serif" style:font-name-complex="CMU Serif" fo:font-weight="bold" style:font-weight-asian="bold" style:font-weight-complex="bold" fo:font-size="14pt" style:font-size-asian="14pt" style:font-size-complex="16pt"/>
    </style:style>
    <style:style style:name="Heading1Char" style:display-name="Heading 1 Char" style:family="text" style:parent-style-name="DefaultParagraphFont">
      <style:text-properties style:font-name="CMU Serif Bold" style:font-name-complex="CMU Serif" style:font-weight-complex="bold" fo:font-size="14pt" style:font-size-asian="14pt" style:font-size-complex="16pt"/>
    </style:style>
    <style:style style:name="Caption" style:display-name="Caption" style:family="paragraph" style:parent-style-name="Normal" style:next-style-name="Normal" style:auto-update="true">
      <style:paragraph-properties fo:text-align="justify" fo:margin-top="0.0694in" fo:margin-bottom="0in" fo:line-height="100%"/>
      <style:text-properties style:font-name="CMU Serif Bold" style:font-name-asian="MS Mincho" style:font-name-complex="CMU Serif" style:font-style-complex="italic" fo:font-size="9pt" style:font-size-asian="9pt" style:font-size-complex="9pt" fo:hyphenate="false"/>
    </style:style>
    <style:style style:name="Strong" style:display-name="Strong" style:family="text">
      <style:text-properties fo:font-weight="bold" style:font-weight-asian="bold" style:font-weight-complex="bold" fo:language="en" fo:country="GB"/>
    </style:style>
    <style:style style:name="CustomDate1" style:display-name="CustomDate1" style:family="paragraph" style:parent-style-name="Normal" style:auto-update="true">
      <style:paragraph-properties fo:text-align="center" fo:margin-top="0.4166in" fo:margin-bottom="0.4166in" fo:line-height="100%"/>
      <style:text-properties style:font-name="CMU Serif" style:font-name-complex="CMU Serif" fo:font-size="18pt" style:font-size-asian="18pt" style:font-size-complex="22pt" fo:hyphenate="false"/>
    </style:style>
    <style:style style:name="CustomDate1Char" style:display-name="CustomDate1 Char" style:family="text" style:parent-style-name="DefaultParagraphFont">
      <style:text-properties style:font-name="CMU Serif" style:font-name-complex="CMU Serif" fo:font-size="18pt" style:font-size-asian="18pt" style:font-size-complex="22pt"/>
    </style:style>
    <style:style style:name="Authorassociations" style:display-name="Author associations" style:family="paragraph" style:parent-style-name="Authors">
      <style:paragraph-properties fo:margin-top="0in" fo:margin-bottom="0in"/>
      <style:text-properties style:font-name="CMU Serif" fo:font-weight="bold" style:font-weight-asian="bold" fo:hyphenate="false"/>
    </style:style>
    <style:style style:name="AuthorassociationsChar" style:display-name="Author associations Char" style:family="text" style:parent-style-name="AuthorsChar">
      <style:text-properties style:font-name="CMU Serif" style:font-name-complex="CMU Serif" fo:font-weight="bold" style:font-weight-asian="bold" fo:font-size="10.5pt" style:font-size-asian="10.5pt" style:font-size-complex="12pt" fo:language="nl" fo:country="NL"/>
    </style:style>
    <style:style style:name="Emphasis" style:display-name="Emphasis" style:family="text" style:parent-style-name="DefaultParagraphFont">
      <style:text-properties style:font-name="CMU Serif" fo:font-weight="bold" style:font-weight-asian="bold" fo:font-style="normal" style:font-style-asian="normal" style:font-style-complex="italic" fo:font-size="11pt" style:font-size-asian="11pt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0694in" fo:margin-bottom="0.0694in" fo:line-height="100%" fo:text-indent="0.2402in"/>
      <style:text-properties style:font-name="CMU Serif Bold" style:font-name-complex="CMU Serif" style:font-weight-complex="bold" fo:text-transform="uppercase" style:letter-kerning="true" fo:font-size="18pt" style:font-size-asian="18pt" style:font-size-complex="16pt" fo:hyphenate="false"/>
    </style:style>
    <style:style style:name="TitleChar" style:display-name="Title Char" style:family="text">
      <style:text-properties style:font-name="CMU Serif Bold" style:font-name-complex="CMU Serif" style:font-weight-complex="bold" fo:text-transform="uppercase" style:letter-kerning="true" fo:font-size="18pt" style:font-size-asian="18pt" style:font-size-complex="16pt"/>
    </style:style>
    <style:style style:name="Authors" style:display-name="Authors" style:family="paragraph" style:parent-style-name="Normal">
      <style:paragraph-properties fo:text-align="center" fo:margin-top="0.0694in" fo:margin-bottom="0.0694in" fo:line-height="100%"/>
      <style:text-properties style:font-name="CMU Serif Bold" style:font-name-complex="CMU Serif" fo:font-size="10.5pt" style:font-size-asian="10.5pt" style:font-size-complex="12pt" fo:language="nl" fo:country="NL" fo:hyphenate="false"/>
    </style:style>
    <style:style style:name="AuthorsChar" style:display-name="Authors Char" style:family="text" style:parent-style-name="DefaultParagraphFont">
      <style:text-properties style:font-name="CMU Serif Bold" style:font-name-complex="CMU Serif" fo:font-size="10.5pt" style:font-size-asian="10.5pt" style:font-size-complex="12pt" fo:language="nl" fo:country="NL"/>
    </style:style>
    <style:style style:name="Abstract" style:display-name="Abstract" style:family="paragraph" style:parent-style-name="Subtitle" style:default-outline-level="2">
      <style:paragraph-properties fo:text-align="center" fo:margin-top="0.0694in" fo:margin-bottom="0.0694in" fo:line-height="100%"/>
      <style:text-properties style:font-name="CMU Serif Bold" style:font-name-asian="Aptos" style:font-name-complex="CMU Serif" style:use-window-font-color="true" fo:letter-spacing="normal" fo:font-size="14pt" style:font-size-asian="14pt" style:font-size-complex="12pt" fo:hyphenate="false"/>
    </style:style>
    <style:style style:name="AbstractChar" style:display-name="Abstract Char" style:family="text">
      <style:text-properties style:font-name="CMU Serif Bold" style:font-name-complex="CMU Serif" fo:font-size="14pt" style:font-size-asian="14pt" style:font-size-complex="12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2Char" style:display-name="Heading 2 Char" style:family="text" style:parent-style-name="DefaultParagraphFont">
      <style:text-properties style:font-name="CMU Serif Bold" style:font-name-complex="Arial" style:font-weight-complex="bold" style:font-style-complex="italic" fo:font-size="12pt" style:font-size-asian="12pt" style:font-size-complex="14pt"/>
    </style:style>
    <style:style style:name="Heading3Char" style:display-name="Heading 3 Char" style:family="text" style:parent-style-name="DefaultParagraphFont">
      <style:text-properties style:font-name="CMU Serif Bold" style:font-name-complex="Arial" style:font-weight-complex="bold" fo:font-size="12pt" style:font-size-asian="12pt" style:font-size-complex="13pt"/>
    </style:style>
    <style:style style:name="References" style:display-name="References" style:family="paragraph" style:parent-style-name="Heading1" style:default-outline-level="1">
      <style:text-properties style:font-name="CMU Serif" fo:font-weight="bold" style:font-weight-asian="bold" fo:hyphenate="false"/>
    </style:style>
    <style:style style:name="ReferencesChar" style:display-name="References Char" style:family="text" style:parent-style-name="DefaultParagraphFont">
      <style:text-properties style:font-name="CMU Serif" style:font-name-complex="CMU Serif" fo:font-weight="bold" style:font-weight-asian="bold" style:font-weight-complex="bold" fo:font-size="14pt" style:font-size-asian="14pt" style:font-size-complex="16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Chapter 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3" style:num-suffix="." style:num-list-format-name="NLF0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text:list-style style:name="LFO2">
      <text:list-level-style-number text:level="1" style:num-suffix="." style:num-list-format-name="NLF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2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2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2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2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2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style:font-name-complex="Times New Roman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style:font-name-complex="Times New Roman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style:font-name-complex="Times New Roman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style:font-name-complex="Times New Roman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style:font-name-complex="Times New Roman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style:font-name-complex="Times New Roman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style:font-name-complex="Times New Roman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style:font-name-complex="Times New Roman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style:font-name-complex="Times New Roman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style:font-name-complex="Times New Roman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style:font-name-complex="Times New Roman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S" style:num-list-format-name="NLF1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list-format-name="NLF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2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2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2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2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2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5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2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2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2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2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2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2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14">
      <text:list-level-style-number text:level="1" style:num-prefix="Chapter 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3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3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Chapter %1%</number:text>
      <number:num-list-label text:level="2"/>
      <number:text>%1%.%2%</number:text>
      <number:num-list-label text:level="3"/>
      <number:text>%3%.</number:text>
    </number:num-list-format>
    <number:num-list-format style:name="NLF1">
      <number:num-list-label text:level="1"/>
      <number:text>S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Chapter 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cis Edwardes</meta:initial-creator>
    <dc:creator>Francis Edwardes</dc:creator>
    <meta:creation-date>2025-07-03T08:31:00Z</meta:creation-date>
    <dc:date>2025-07-03T15:00:00Z</dc:date>
    <meta:template xlink:href="Normal" xlink:type="simple"/>
    <meta:editing-cycles>3</meta:editing-cycles>
    <meta:editing-duration>PT23340S</meta:editing-duration>
    <meta:document-statistic meta:page-count="1" meta:paragraph-count="7" meta:word-count="586" meta:character-count="3922" meta:row-count="27" meta:non-whitespace-character-count="3343"/>
  </office:meta>
</office:document-meta>
</file>